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4.5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3.616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3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5.49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2cm" svg:height="2cm" svg:x="7.5cm" svg:y="3cm">
          <text:p text:style-name="P1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3cm" svg:height="1.9cm" svg:x="3.7cm" svg:y="7.4cm">
          <text:p text:style-name="P1">Sudok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1cm" svg:y1="5cm" svg:x2="5.85cm" svg:y2="7.4cm" draw:start-shape="id1" draw:start-glue-point="2" draw:end-shape="id2" draw:end-glue-point="0" svg:d="M10100 5000v1201h-4250v1199" svg:viewBox="0 0 4251 2401">
          <text:p/>
        </draw:connector>
        <draw:custom-shape draw:style-name="gr4" draw:text-style-name="P2" xml:id="id3" draw:id="id3" draw:layer="layout" svg:width="4.5cm" svg:height="2.1cm" svg:x="3.601cm" svg:y="11.112cm">
          <text:p text:style-name="P1">Sudoku Sce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85cm" svg:y1="9.3cm" svg:x2="5.851cm" svg:y2="11.112cm" draw:start-shape="id2" draw:start-glue-point="2" draw:end-shape="id3" draw:end-glue-point="0" svg:d="M5850 9300v907h1v905" svg:viewBox="0 0 2 1813">
          <text:p/>
        </draw:connector>
        <draw:custom-shape draw:style-name="gr5" draw:text-style-name="P2" xml:id="id4" draw:id="id4" draw:layer="layout" svg:width="6.2cm" svg:height="2.1cm" svg:x="11.3cm" svg:y="7.4cm">
          <text:p text:style-name="P1">SmartFridge Sce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1cm" svg:y1="5cm" svg:x2="14.4cm" svg:y2="7.4cm" draw:start-shape="id1" draw:start-glue-point="2" draw:end-shape="id4" svg:d="M10100 5000v1201h4300v1199" svg:viewBox="0 0 43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09:40:45.323000000</meta:creation-date>
    <dc:date>2018-02-15T09:45:06.510000000</dc:date>
    <meta:editing-duration>PT4M21S</meta:editing-duration>
    <meta:editing-cycles>1</meta:editing-cycles>
    <meta:document-statistic meta:object-count="7"/>
    <meta:generator>LibreOffice/5.3.7.2$Windows_X86_64 LibreOffice_project/6b8ed514a9f8b44d37a1b96673cbbdd077e24059</meta:generator>
  </office:meta>
</office:document-meta>
</file>